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3" number:language="fr" number:country="CA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0003"/>
  </office:automatic-styles>
  <office:body>
    <office:spreadsheet>
      <table:calculation-settings table:automatic-find-labels="false" table:use-regular-expressions="false" table:use-wildcards="true"/>
      <table:table table:name="Dua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Uniques</text:p>
          </table:table-cell>
          <table:table-cell office:value-type="string" calcext:value-type="string">
            <text:p>Direct</text:p>
          </table:table-cell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Macro</text:p>
          </table:table-cell>
          <table:table-cell table:style-name="Default" office:value-type="string" calcext:value-type="string">
            <text:p>Overloads</text:p>
          </table:table-cell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49986245" calcext:value-type="float">
            <text:p>49 986 245</text:p>
          </table:table-cell>
          <table:table-cell table:style-name="ce1"/>
          <table:table-cell office:value-type="float" office:value="89366721" calcext:value-type="float">
            <text:p>89 366 721</text:p>
          </table:table-cell>
          <table:table-cell/>
          <table:table-cell office:value-type="float" office:value="37338826" calcext:value-type="float">
            <text:p>37 338 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7500392" calcext:value-type="float">
            <text:p>27 500 392</text:p>
          </table:table-cell>
          <table:table-cell table:style-name="ce1" office:value-type="float" office:value="9435226" calcext:value-type="float">
            <text:p>9 435 226</text:p>
          </table:table-cell>
          <table:table-cell office:value-type="float" office:value="36335773" calcext:value-type="float">
            <text:p>36 335 773</text:p>
          </table:table-cell>
          <table:table-cell office:value-type="float" office:value="10042867" calcext:value-type="float">
            <text:p>10 042 867</text:p>
          </table:table-cell>
          <table:table-cell office:value-type="float" office:value="14854667" calcext:value-type="float">
            <text:p>14 854 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Heap</text:p>
          </table:table-cell>
          <table:table-cell office:value-type="float" office:value="336288" calcext:value-type="float">
            <text:p>336 288</text:p>
          </table:table-cell>
          <table:table-cell table:style-name="ce1"/>
          <table:table-cell office:value-type="float" office:value="336288" calcext:value-type="float">
            <text:p>336 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Stack</text:p>
          </table:table-cell>
          <table:table-cell office:value-type="float" office:value="7244" calcext:value-type="float">
            <text:p>7 244</text:p>
          </table:table-cell>
          <table:table-cell table:style-name="ce1"/>
          <table:table-cell office:value-type="float" office:value="7244" calcext:value-type="float">
            <text:p>7 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 660</text:p>
          </table:table-cell>
          <table:table-cell/>
          <table:table-cell office:value-type="float" office:value="20660" calcext:value-type="float">
            <text:p>20 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1206" calcext:value-type="float">
            <text:p>301 206</text:p>
          </table:table-cell>
          <table:table-cell/>
          <table:table-cell office:value-type="float" office:value="302642" calcext:value-type="float">
            <text:p>302 642</text:p>
          </table:table-cell>
          <table:table-cell table:number-columns-repeated="5"/>
        </table:table-row>
      </table:table>
      <table:table table:name="3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12383481" calcext:value-type="float">
            <text:p>112383481</text:p>
          </table:table-cell>
          <table:table-cell office:value-type="float" office:value="112991719" calcext:value-type="float">
            <text:p>112991719</text:p>
          </table:table-cell>
          <table:table-cell office:value-type="float" office:value="98534438" calcext:value-type="float">
            <text:p>9853443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04" calcext:value-type="float">
            <text:p>20604</text:p>
          </table:table-cell>
          <table:table-cell office:value-type="float" office:value="20588" calcext:value-type="float">
            <text:p>20588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534" calcext:value-type="float">
            <text:p>302534</text:p>
          </table:table-cell>
          <table:table-cell office:value-type="float" office:value="301342" calcext:value-type="float">
            <text:p>301342</text:p>
          </table:table-cell>
          <table:table-cell office:value-type="float" office:value="301506" calcext:value-type="float">
            <text:p>3015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60" calcext:value-type="float">
            <text:p>336360</text:p>
          </table:table-cell>
          <table:table-cell office:value-type="float" office:value="336312" calcext:value-type="float">
            <text:p>33631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 office:value-type="float" office:value="7244" calcext:value-type="float">
            <text:p>72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608238" calcext:value-type="float">
            <text:p>608238</text:p>
          </table:table-cell>
          <table:table-cell table:formula="of:=[.D2]-[.$B2]" office:value-type="float" office:value="-13849043" calcext:value-type="float">
            <text:p>-13849043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float" office:value="1" calcext:value-type="float">
            <text:p>1</text:p>
          </table:table-cell>
          <table:table-cell table:formula="of:=[.C2]/[.$B2]" office:value-type="float" office:value="1.00541216551212" calcext:value-type="float">
            <text:p>1.00541216551212</text:p>
          </table:table-cell>
          <table:table-cell table:formula="of:=[.D2]/[.$B2]" office:value-type="float" office:value="0.876769762986786" calcext:value-type="float">
            <text:p>0.87676976298678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16" calcext:value-type="float">
            <text:p>-16</text:p>
          </table:table-cell>
          <table:table-cell table:formula="of:=[.D3]-[.$B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92" calcext:value-type="float">
            <text:p>-1192</text:p>
          </table:table-cell>
          <table:table-cell table:formula="of:=[.D4]-[.$B4]" office:value-type="float" office:value="-1028" calcext:value-type="float">
            <text:p>-10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16" calcext:value-type="float">
            <text:p>16</text:p>
          </table:table-cell>
          <table:table-cell table:formula="of:=[.D5]-[.$B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table table:name="6 value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21956008" calcext:value-type="float">
            <text:p>221956008</text:p>
          </table:table-cell>
          <table:table-cell office:value-type="float" office:value="223161706" calcext:value-type="float">
            <text:p>223161706</text:p>
          </table:table-cell>
          <table:table-cell office:value-type="float" office:value="208712550" calcext:value-type="float">
            <text:p>208712550</text:p>
          </table:table-cell>
          <table:table-cell office:value-type="float" office:value="28208974" calcext:value-type="float">
            <text:p>28208974</text:p>
          </table:table-cell>
          <table:table-cell office:value-type="float" office:value="77907065" calcext:value-type="float">
            <text:p>77907065</text:p>
          </table:table-cell>
          <table:table-cell office:value-type="float" office:value="129796224" calcext:value-type="float">
            <text:p>129796224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660</text:p>
          </table:table-cell>
          <table:table-cell office:value-type="float" office:value="20636" calcext:value-type="float">
            <text:p>20636</text:p>
          </table:table-cell>
          <table:table-cell office:value-type="float" office:value="20732" calcext:value-type="float">
            <text:p>20732</text:p>
          </table:table-cell>
          <table:table-cell office:value-type="float" office:value="20540" calcext:value-type="float">
            <text:p>20540</text:p>
          </table:table-cell>
          <table:table-cell office:value-type="float" office:value="20604" calcext:value-type="float">
            <text:p>20604</text:p>
          </table:table-cell>
          <table:table-cell office:value-type="float" office:value="20644" calcext:value-type="float">
            <text:p>20644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606" calcext:value-type="float">
            <text:p>302606</text:p>
          </table:table-cell>
          <table:table-cell office:value-type="float" office:value="301450" calcext:value-type="float">
            <text:p>301450</text:p>
          </table:table-cell>
          <table:table-cell office:value-type="float" office:value="301678" calcext:value-type="float">
            <text:p>301678</text:p>
          </table:table-cell>
          <table:table-cell office:value-type="float" office:value="301130" calcext:value-type="float">
            <text:p>301130</text:p>
          </table:table-cell>
          <table:table-cell office:value-type="float" office:value="301162" calcext:value-type="float">
            <text:p>301162</text:p>
          </table:table-cell>
          <table:table-cell office:value-type="float" office:value="301390" calcext:value-type="float">
            <text:p>30139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288" calcext:value-type="float">
            <text:p>336288</text:p>
          </table:table-cell>
          <table:table-cell office:value-type="float" office:value="336312" calcext:value-type="float">
            <text:p>336312</text:p>
          </table:table-cell>
          <table:table-cell office:value-type="float" office:value="336216" calcext:value-type="float">
            <text:p>336216</text:p>
          </table:table-cell>
          <table:table-cell office:value-type="float" office:value="336408" calcext:value-type="float">
            <text:p>336408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04" calcext:value-type="float">
            <text:p>33630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 office:value-type="float" office:value="7244" calcext:value-type="float">
            <text:p>72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1205698" calcext:value-type="float">
            <text:p>1205698</text:p>
          </table:table-cell>
          <table:table-cell table:formula="of:=[.D2]-[.$B2]" office:value-type="float" office:value="-13243458" calcext:value-type="float">
            <text:p>-13243458</text:p>
          </table:table-cell>
          <table:table-cell table:formula="of:=[.E2]-[.$B2]" office:value-type="float" office:value="-193747034" calcext:value-type="float">
            <text:p>-193747034</text:p>
          </table:table-cell>
          <table:table-cell table:formula="of:=[.F2]-[.$B2]" office:value-type="float" office:value="-144048943" calcext:value-type="float">
            <text:p>-144048943</text:p>
          </table:table-cell>
          <table:table-cell table:formula="of:=[.G2]-[.$B2]" office:value-type="float" office:value="-92159784" calcext:value-type="float">
            <text:p>-92159784</text:p>
          </table:table-cell>
        </table:table-row>
        <table:table-row table:style-name="ro1">
          <table:table-cell office:value-type="string" calcext:value-type="string">
            <text:p>Faster *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$B2]/[.C2]" office:value-type="float" office:value="0.994597200292061" calcext:value-type="float">
            <text:p>0.994597200292061</text:p>
          </table:table-cell>
          <table:table-cell table:formula="of:=[.$B2]/[.D2]" office:value-type="float" office:value="1.06345309853193" calcext:value-type="float">
            <text:p>1.06345309853193</text:p>
          </table:table-cell>
          <table:table-cell table:formula="of:=[.$B2]/[.E2]" office:value-type="float" office:value="7.8682765278879" calcext:value-type="float">
            <text:p>7.8682765278879</text:p>
          </table:table-cell>
          <table:table-cell table:formula="of:=[.$B2]/[.F2]" office:value-type="float" office:value="2.84898433794162" calcext:value-type="float">
            <text:p>2.84898433794162</text:p>
          </table:table-cell>
          <table:table-cell table:formula="of:=[.$B2]/[.G2]" office:value-type="float" office:value="1.71003439976806" calcext:value-type="float">
            <text:p>1.7100343997680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24" calcext:value-type="float">
            <text:p>-24</text:p>
          </table:table-cell>
          <table:table-cell table:formula="of:=[.D3]-[.$B3]" office:value-type="float" office:value="72" calcext:value-type="float">
            <text:p>72</text:p>
          </table:table-cell>
          <table:table-cell table:formula="of:=[.E3]-[.$B3]" office:value-type="float" office:value="-120" calcext:value-type="float">
            <text:p>-120</text:p>
          </table:table-cell>
          <table:table-cell table:formula="of:=[.F3]-[.$B3]" office:value-type="float" office:value="-56" calcext:value-type="float">
            <text:p>-56</text:p>
          </table:table-cell>
          <table:table-cell table:formula="of:=[.G3]-[.$B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56" calcext:value-type="float">
            <text:p>-1156</text:p>
          </table:table-cell>
          <table:table-cell table:formula="of:=[.D4]-[.$B4]" office:value-type="float" office:value="-928" calcext:value-type="float">
            <text:p>-928</text:p>
          </table:table-cell>
          <table:table-cell table:formula="of:=[.E4]-[.$B4]" office:value-type="float" office:value="-1476" calcext:value-type="float">
            <text:p>-1476</text:p>
          </table:table-cell>
          <table:table-cell table:formula="of:=[.F4]-[.$B4]" office:value-type="float" office:value="-1444" calcext:value-type="float">
            <text:p>-1444</text:p>
          </table:table-cell>
          <table:table-cell table:formula="of:=[.G4]-[.$B4]" office:value-type="float" office:value="-1216" calcext:value-type="float">
            <text:p>-121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24" calcext:value-type="float">
            <text:p>24</text:p>
          </table:table-cell>
          <table:table-cell table:formula="of:=[.D5]-[.$B5]" office:value-type="float" office:value="-72" calcext:value-type="float">
            <text:p>-72</text:p>
          </table:table-cell>
          <table:table-cell table:formula="of:=[.E5]-[.$B5]" office:value-type="float" office:value="120" calcext:value-type="float">
            <text:p>120</text:p>
          </table:table-cell>
          <table:table-cell table:formula="of:=[.F5]-[.$B5]" office:value-type="float" office:value="56" calcext:value-type="float">
            <text:p>56</text:p>
          </table:table-cell>
          <table:table-cell table:formula="of:=[.G5]-[.$B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  <table:table-cell table:formula="of:=[.E6]-[.$B6]" office:value-type="float" office:value="0" calcext:value-type="float">
            <text:p>0</text:p>
          </table:table-cell>
          <table:table-cell table:formula="of:=[.F6]-[.$B6]" office:value-type="float" office:value="0" calcext:value-type="float">
            <text:p>0</text:p>
          </table:table-cell>
          <table:table-cell table:formula="of:=[.G6]-[.$B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00-00-00</text:date>, <text:time style:data-style-name="N2" text:time-value="14:21:19.96124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1-15T16:18:23.874447000</dc:date>
    <meta:editing-duration>PT2H35M36S</meta:editing-duration>
    <meta:editing-cycles>8</meta:editing-cycles>
    <meta:generator>LibreOffice/25.2.3.2$MacOSX_AARCH64 LibreOffice_project/bbb074479178df812d175f709636b368952c2ce3</meta:generator>
    <meta:document-statistic meta:table-count="3" meta:cell-count="166" meta:object-count="0"/>
  </office:meta>
</office:document-meta>
</file>